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.9" style:family="table-row">
      <style:table-row-properties style:min-row-height="6.244cm" style:use-optimal-row-height="false"/>
    </style:style>
    <style:style style:name="Tableau5.16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MP0">
      <style:paragraph-properties style:page-number="auto"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9" text:outline-level="1"/>
      <text:h text:style-name="P9" text:outline-level="1">Fiche d'itération Prévisionnelle n°2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Jérémy VAZ BORGES</text:p>
          </table:table-cell>
          <table:table-cell table:style-name="Tableau1.A2" office:value-type="string">
            <text:p text:style-name="Standard">Quentin CHEYNET</text:p>
            <text:p text:style-name="Standard">Sébastien TROUSSE</text:p>
            <text:p text:style-name="Standard">Clément CARLES</text:p>
            <text:p text:style-name="Standard">Jean-Philippe HUGUET</text:p>
            <text:p text:style-name="Standard">Guillaume BROC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06/10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2.0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Standard">Quentin CHEYNET</text:p>
            <text:p text:style-name="Standard">Sébastien TROUSSE</text:p>
            <text:p text:style-name="Standard">Clément CARLES</text:p>
            <text:p text:style-name="Standard">Jean-Philippe HUGUET</text:p>
            <text:p text:style-name="Standard">Guillaume BROC</text:p>
          </table:table-cell>
          <table:table-cell table:style-name="Tableau4.A2" office:value-type="string">
            <text:p text:style-name="Table_20_Contents">06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0" text:outline-level="1">Fiche d'itération Prévisionnelle n°2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2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2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 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Analyse</text:p>
            <text:p text:style-name="P6">Fonctionnell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oncep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ecett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9">
          <table:table-cell table:style-name="Tableau5.A2" office:value-type="string">
            <text:p text:style-name="P6">Analyse</text:p>
            <text:p text:style-name="P6">Fonctionnell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Concep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ecett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Jean-Philippe HUGUET</text:p>
            <text:p text:style-name="P6">Guillaume BROC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6">
          <table:table-cell table:style-name="Tableau5.A2" office:value-type="string">
            <text:p text:style-name="P6">Ordre du jour de la réunion externe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3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7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Z Jeremy</meta:initial-creator>
    <meta:creation-date>2013-11-04T22:16:00Z</meta:creation-date>
    <dc:date>2013-11-07T00:16:34.90</dc:date>
    <meta:print-date>2013-11-04T20:40:00Z</meta:print-date>
    <meta:editing-cycles>13</meta:editing-cycles>
    <meta:editing-duration>PT00H34M52S</meta:editing-duration>
    <meta:document-statistic meta:table-count="5" meta:image-count="1" meta:object-count="0" meta:page-count="3" meta:paragraph-count="192" meta:word-count="377" meta:character-count="2686"/>
    <meta:template xlink:type="simple" xlink:actuate="onRequest" xlink:title="" xlink:href="file:///H:/%255BPROJET3%255D%255BGrpC%255Dfiche_it%25C3%25A9ration_PREVISIONNELLE_n%25C2%25B01_23-10-13_v1.1.odt/Normal.dotm"/>
  </office:meta>
</office:document-meta>
</file>